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fo:color="#000000" fo:font-size="24pt" style:text-underline-style="none" style:font-size-asian="24pt" style:font-size-complex="24pt"/>
    </style:style>
    <style:style style:name="T1" style:family="text">
      <style:text-properties fo:color="#00cc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 d'annonce sur eleves@</text:p>
      <text:p text:style-name="P1"/>
      <text:p text:style-name="P2"><text:tab/>Mesdames, messieurs et autres genres, la Dream Team est fière de vous annoncer que QuizIIE est maintenant en ligne.</text:p>
      <text:p text:style-name="P2"/>
      <text:p text:style-name="P2"><text:tab/>Mais qu'est-ce que QuizIIE ?</text:p>
      <text:p text:style-name="P2">C'est un site de Quiz sur les IIEns.</text:p>
      <text:p text:style-name="P2"/>
      <text:p text:style-name="P2"><text:tab/>Quel genre de quiz ?</text:p>
      <text:p text:style-name="P2">Un quiz révélant des informations plus ou moins connues et compromettantes sur certaines personnes.</text:p>
      <text:p text:style-name="P2"/>
      <text:p text:style-name="P2"><text:tab/>Mais où puis-je trouver ce merveilleux site sur lequel je vais passer mes prochaines 27h ?</text:p>
      <text:p text:style-name="P2">Sur <text:span text:style-name="T1">lololcestunlien.lien</text:span></text:p>
      <text:p text:style-name="P2"><text:span text:style-name="T1"/></text:p>
      <text:p text:style-name="P3"><text:tab/>Est-il possible de vous donner tout mon argent pour vous remercier de ce site ?</text:p>
      <text:p text:style-name="P3">Notre bonté sans limite nous force à refuser, cela dit, il reste possible de nous faire des cadeaux à la place (des frites des frites des frites).</text:p>
      <text:p text:style-name="P3"/>
      <text:p text:style-name="P3"><text:tab/>Pourquoi Téka est un boloss ?</text:p>
      <text:p text:style-name="P3">Jsp fr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9T21:36:27.40</meta:creation-date>
    <meta:document-statistic meta:table-count="0" meta:image-count="0" meta:object-count="0" meta:page-count="1" meta:paragraph-count="12" meta:word-count="123" meta:character-count="705"/>
    <dc:date>2018-12-19T21:44:38.46</dc:date>
    <meta:editing-duration>PT8M12S</meta:editing-duration>
    <meta:editing-cycles>1</meta:editing-cycles>
    <meta:generator>OpenOffice/4.1.5$Win32 OpenOffice.org_project/415m1$Build-9789</meta:generator>
  </office:meta>
</office:document-meta>
</file>